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eelawadee UI" svg:font-family="Leelawade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style:style>
    <style:style style:name="T2" style:parent-style-name="Bekezdésalapbetűtípusa" style:family="text">
      <style:text-properties style:font-name="Leelawadee UI" style:font-name-complex="Leelawadee UI"/>
    </style:style>
    <style:style style:name="T3" style:parent-style-name="Bekezdésalapbetűtípusa" style:family="text">
      <style:text-properties style:font-name="Leelawadee UI" style:font-name-complex="Leelawadee UI"/>
    </style:style>
    <style:style style:name="T4" style:parent-style-name="Bekezdésalapbetűtípusa" style:family="text">
      <style:text-properties style:font-name="Leelawadee UI" style:font-name-complex="Leelawadee UI"/>
    </style:style>
  </office:automatic-styles>
  <office:body>
    <office:text text:use-soft-page-breaks="true">
      <text:p text:style-name="P1"/>
      <text:p text:style-name="Normál">&lt;!DOCTYPE html&gt;</text:p>
      <text:p text:style-name="Normál">&lt;html lang="hu"&gt;</text:p>
      <text:p text:style-name="Normál">&lt;head&gt;</text:p>
      <text:p text:style-name="Normál"><text:s text:c="4"/>&lt;meta charset="UTF-8"&gt;</text:p>
      <text:p text:style-name="Normál"><text:s text:c="4"/>&lt;meta http-equiv="X-UA-Compatible" content="IE=edge"&gt;</text:p>
      <text:p text:style-name="Normál"><text:s text:c="4"/>&lt;meta name="viewport" content="width=device-width, initial-scale=1.0"&gt;</text:p>
      <text:p text:style-name="Normál"><text:s text:c="4"/>&lt;title&gt;Document&lt;/title&gt;</text:p>
      <text:p text:style-name="Normál"><text:s text:c="4"/>&lt;link rel="stylesheet" href="./css/style2.css" type="text/css"&gt;</text:p>
      <text:p text:style-name="Normál">&lt;/head&gt;</text:p>
      <text:p text:style-name="Normál">&lt;body&gt;</text:p>
      <text:p text:style-name="Normál"><text:s text:c="4"/>&lt;div class="container"&gt;</text:p>
      <text:p text:style-name="Normál"><text:s text:c="8"/>&lt;div class="header"&gt;</text:p>
      <text:p text:style-name="Normál"><text:s text:c="12"/>&lt;h1&gt;Lorem, ipsum dolor.&lt;/h1&gt;</text:p>
      <text:p text:style-name="Normál"><text:s text:c="8"/>&lt;/div&gt;</text:p>
      <text:p text:style-name="Normál"><text:s text:c="8"/>&lt;div class="tartalom"&gt;</text:p>
      <text:p text:style-name="Normál"><text:s text:c="12"/>&lt;div class="navigation"&gt;</text:p>
      <text:p text:style-name="Normál"><text:s text:c="16"/>&lt;ul&gt;</text:p>
      <text:p text:style-name="Normál"><text:s text:c="20"/>&lt;li&gt;&lt;a href="#"&gt;main page&lt;/a&gt;&lt;/li&gt;</text:p>
      <text:p text:style-name="Normál"><text:s text:c="20"/>&lt;li&gt;&lt;a href="#"&gt;about us&lt;/a&gt;&lt;/li&gt;</text:p>
      <text:p text:style-name="Normál"><text:s text:c="20"/>&lt;li&gt;&lt;a href="#"&gt;services&lt;/a&gt;&lt;/li&gt;</text:p>
      <text:p text:style-name="Normál"><text:s text:c="20"/>&lt;li&gt;&lt;a href="#"&gt;special offers&lt;/a&gt;&lt;/li&gt;</text:p>
      <text:p text:style-name="Normál"><text:s text:c="20"/>&lt;li&gt;&lt;a href="#"&gt;contact us&lt;/a&gt;&lt;/li&gt;</text:p>
      <text:p text:style-name="Normál"><text:s text:c="16"/>&lt;/ul&gt;</text:p>
      <text:p text:style-name="Normál"><text:s text:c="12"/>&lt;/div&gt;</text:p>
      <text:p text:style-name="Normál"><text:s text:c="12"/>&lt;div class="content"&gt;</text:p>
      <text:p text:style-name="Normál"><text:s text:c="16"/>&lt;div class="hasab"&gt;</text:p>
      <text:p text:style-name="Normál"><text:s text:c="20"/>&lt;img class="kep1" src="./img/img3.jpg" alt="l<text:span text:style-name="T2">รก</text:span>ny egyik"&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text:s/><text:soft-page-break/>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6"/>&lt;div class="hasab"&gt;</text:p>
      <text:p text:style-name="Normál"><text:s text:c="20"/>&lt;img class="kep2" src="./img/img4.jpg" alt="l<text:span text:style-name="T3">รก</text:span>ny m<text:span text:style-name="T4">รก</text:span>sik"&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2"/>&lt;/div&gt;</text:p>
      <text:p text:style-name="Normál"><text:s text:c="8"/>&lt;/div&gt;</text:p>
      <text:p text:style-name="Normál"><text:s text:c="8"/>&lt;div class="footer"&gt;</text:p>
      <text:p text:style-name="Normál"><text:s text:c="12"/>&lt;p&gt;Lorem ipsum dolor sit amet.&lt;/p&gt;</text:p>
      <text:soft-page-break/>
      <text:p text:style-name="Normál"><text:s text:c="8"/>&lt;/div&gt;</text:p>
      <text:p text:style-name="Normál"><text:s text:c="4"/>&lt;/div&gt;</text:p>
      <text:p text:style-name="Normál"><text:s text:c="4"/></text:p>
      <text:p text:style-name="Normál">&lt;/body&gt;</text:p>
      <text:p text:style-name="Normál">&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eelawadee UI" svg:font-family="Leelawade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1-11-07T15:58:00Z</meta:creation-date>
    <dc:date>2021-11-07T15:58:00Z</dc:date>
    <meta:template xlink:href="Normal.dotm" xlink:type="simple"/>
    <meta:editing-cycles>1</meta:editing-cycles>
    <meta:editing-duration>PT0S</meta:editing-duration>
    <meta:document-statistic meta:page-count="3" meta:paragraph-count="8" meta:word-count="557" meta:character-count="4400" meta:row-count="32" meta:non-whitespace-character-count="3851"/>
  </office:meta>
</office:document-meta>
</file>